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BA0000006B4D8CEFEC.png" manifest:media-type="image/png"/>
  <manifest:file-entry manifest:full-path="Pictures/100009540000132F00000B0679615275.svg" manifest:media-type="image/svg+xml"/>
  <manifest:file-entry manifest:full-path="Pictures/10000201000000A3000001653FB9EB78.png" manifest:media-type="image/png"/>
  <manifest:file-entry manifest:full-path="Pictures/100002000000002000000020847A9B82.gif" manifest:media-type="image/gif"/>
  <manifest:file-entry manifest:full-path="Pictures/10000201000001350000012074F18B12.png" manifest:media-type="image/png"/>
  <manifest:file-entry manifest:full-path="Pictures/10001BBC0000178E00000D6EC1EB3634.svg" manifest:media-type="image/svg+xml"/>
  <manifest:file-entry manifest:full-path="Pictures/1000020100000196000001D6DA6BEC12.png" manifest:media-type="image/png"/>
  <manifest:file-entry manifest:full-path="Pictures/100056190000123A000012C63E859904.svg" manifest:media-type="image/svg+xml"/>
  <manifest:file-entry manifest:full-path="Pictures/100002000000002000000020AADE5653.gif" manifest:media-type="image/gif"/>
  <manifest:file-entry manifest:full-path="Pictures/100002000000001E0000001EB575437B.gif" manifest:media-type="image/gif"/>
  <manifest:file-entry manifest:full-path="Pictures/10000201000001C70000013B78A8E1E5.png" manifest:media-type="image/png"/>
  <manifest:file-entry manifest:full-path="Pictures/10000201000000E4000000824B7B0C1A.png" manifest:media-type="image/png"/>
  <manifest:file-entry manifest:full-path="Pictures/10000201000001350000011E5CB4F39F.png" manifest:media-type="image/png"/>
  <manifest:file-entry manifest:full-path="Pictures/10000201000000B0000000B693EA66F1.png" manifest:media-type="image/png"/>
  <manifest:file-entry manifest:full-path="Pictures/10000201000001DB0000017E9CB4AB2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stroke="none" draw:fill="none" draw:textarea-horizontal-align="lef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draw:auto-grow-height="true" fo:min-height="2.965cm"/>
    </style:style>
    <style:style style:name="pr2" style:family="presentation" style:parent-style-name="Default-title">
      <style:graphic-properties draw:textarea-horizontal-align="left" draw:textarea-vertical-align="top" draw:auto-grow-height="false" draw:auto-grow-width="true" draw:fit-to-size="false" fo:min-height="3.5cm" fo:min-width="7.5cm"/>
    </style:style>
    <style:style style:name="pr3" style:family="presentation" style:parent-style-name="Default-title">
      <style:graphic-properties draw:textarea-horizontal-align="left" draw:textarea-vertical-align="top" draw:auto-grow-height="false" draw:auto-grow-width="true" draw:fit-to-size="false" fo:min-height="3.5cm" fo:min-width="3.5cm"/>
    </style:style>
    <style:style style:name="pr4" style:family="presentation" style:parent-style-name="Default-title">
      <style:graphic-properties draw:textarea-horizontal-align="left" draw:textarea-vertical-align="top" draw:auto-grow-height="false" draw:auto-grow-width="true" draw:fit-to-size="false" fo:min-height="3.5cm" fo:min-width="3.7cm"/>
    </style:style>
    <style:style style:name="pr5" style:family="presentation" style:parent-style-name="Default-title">
      <style:graphic-properties draw:textarea-horizontal-align="left" draw:textarea-vertical-align="top" draw:auto-grow-height="false" draw:auto-grow-width="true" draw:fit-to-size="false" fo:min-height="3.5cm" fo:min-width="2.7cm"/>
    </style:style>
    <style:style style:name="pr6" style:family="presentation" style:parent-style-name="Default-title">
      <style:graphic-properties draw:textarea-horizontal-align="left" draw:textarea-vertical-align="top" draw:auto-grow-height="false" draw:auto-grow-width="true" draw:fit-to-size="false" fo:min-height="3.5cm" fo:min-width="10.5cm"/>
    </style:style>
    <style:style style:name="pr7" style:family="presentation" style:parent-style-name="Default-notes">
      <style:graphic-properties draw:fill-color="#ffffff" draw:auto-grow-height="true" fo:min-height="13.365cm"/>
    </style:style>
    <style:style style:name="pr8" style:family="presentation" style:parent-style-name="Default-title">
      <style:graphic-properties draw:auto-grow-height="true" fo:min-height="2.1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メイリオ" fo:font-size="28pt" fo:font-style="normal" fo:text-shadow="1pt 1pt" style:text-underline-style="none" fo:font-weight="bold" style:font-name-asian="メイリオ" style:font-size-asian="28pt" style:font-style-asian="normal" style:font-weight-asian="bold" style:font-size-complex="28pt" style:font-style-complex="normal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>
      <style:paragraph-properties fo:text-align="center"/>
      <style:text-properties style:font-name="メイリオ" style:font-name-asian="メイリオ"/>
    </style:style>
    <style:style style:name="T1" style:family="text">
      <style:text-properties style:font-name="メイリオ" fo:font-size="28pt" fo:font-style="normal" fo:text-shadow="1pt 1pt" style:text-underline-style="none" fo:font-weight="bold" style:font-name-asian="メイリオ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メイリオ" style:font-name-asian="メイリオ"/>
    </style:style>
    <style:style style:name="T5" style:family="text">
      <style:text-properties style:font-name="メイリオ" fo:font-size="10pt" fo:font-style="normal" fo:text-shadow="none" fo:font-weight="bold" style:font-name-asian="メイリオ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5cm" svg:height="2.965cm" svg:x="2.7cm" svg:y="0.436cm" presentation:class="title" presentation:user-transformed="true">
          <draw:text-box>
            <text:p text:style-name="P1"><text:span text:style-name="T1">Puppet</text:span><text:span text:style-name="T1">マニフェスト生成ツール</text:span><text:span text:style-name="T1">(PMGT)</text:span><text:span text:style-name="T1">とは？</text:span></text:p>
          </draw:text-box>
        </draw:frame>
        <draw:frame draw:style-name="gr1" draw:text-style-name="P1" draw:layer="layout" svg:width="5cm" svg:height="3.5cm" svg:x="1.5cm" svg:y="9.5cm">
          <draw:image xlink:href="Pictures/10000201000001DB0000017E9CB4AB2D.png" xlink:type="simple" xlink:show="embed" xlink:actuate="onLoad">
            <text:p/>
          </draw:image>
        </draw:frame>
        <draw:frame draw:style-name="gr2" draw:text-style-name="P3" draw:layer="layout" svg:width="3.5cm" svg:height="2.5cm" svg:x="7cm" svg:y="4.6cm">
          <draw:image xlink:href="Pictures/10000201000001350000011E5CB4F39F.png" xlink:type="simple" xlink:show="embed" xlink:actuate="onLoad">
            <text:p text:style-name="P1"><text:span text:style-name="T2">設計書</text:span></text:p>
            <text:p text:style-name="P1"><text:span text:style-name="T2">(</text:span><text:span text:style-name="T2">表形式</text:span><text:span text:style-name="T2">)</text:span></text:p>
          </draw:image>
        </draw:frame>
        <draw:frame presentation:style-name="pr2" draw:text-style-name="P5" draw:layer="layout" svg:width="7.5cm" svg:height="3.5cm" svg:x="11cm" svg:y="4.1cm" presentation:class="title" presentation:user-transformed="true">
          <draw:text-box>
            <text:p text:style-name="P4"><text:span text:style-name="T3">・グループ一覧</text:span><text:span text:style-name="T3"><text:line-break/></text:span><text:span text:style-name="T3">・ユーザ一覧</text:span><text:span text:style-name="T3"><text:line-break/></text:span><text:span text:style-name="T3">・ディレクトリ一覧</text:span><text:span text:style-name="T3"><text:line-break/></text:span><text:span text:style-name="T3">・ファイル一覧と配布ファイル</text:span><text:span text:style-name="T3"><text:line-break/></text:span><text:span text:style-name="T3">・サービス一覧</text:span><text:span text:style-name="T3"><text:line-break/></text:span><text:span text:style-name="T3">　その他</text:span></text:p>
          </draw:text-box>
        </draw:frame>
        <draw:frame draw:style-name="gr1" draw:text-style-name="P1" draw:layer="layout" svg:width="5cm" svg:height="2.2cm" svg:x="1.5cm" svg:y="5.5cm">
          <draw:image xlink:href="Pictures/10000201000001C70000013B78A8E1E5.png" xlink:type="simple" xlink:show="embed" xlink:actuate="onLoad">
            <text:p/>
          </draw:image>
        </draw:frame>
        <draw:frame presentation:style-name="pr2" draw:text-style-name="P5" draw:layer="layout" svg:width="7.5cm" svg:height="3.5cm" svg:x="11cm" svg:y="8.6cm" presentation:class="title" presentation:user-transformed="true">
          <draw:text-box>
            <text:p text:style-name="P4"><text:span text:style-name="T3">・グループ一覧</text:span><text:span text:style-name="T3"><text:line-break/></text:span><text:span text:style-name="T3">・ユーザ一覧</text:span><text:span text:style-name="T3"><text:line-break/></text:span><text:span text:style-name="T3">・ディレクトリ一覧</text:span><text:span text:style-name="T3"><text:line-break/></text:span><text:span text:style-name="T3">・ファイル一覧と配布ファイル</text:span><text:span text:style-name="T3"><text:line-break/></text:span><text:span text:style-name="T3">・サービス一覧</text:span><text:span text:style-name="T3"><text:line-break/></text:span><text:span text:style-name="T3">　その他</text:span></text:p>
          </draw:text-box>
        </draw:frame>
        <draw:frame draw:style-name="gr1" draw:text-style-name="P1" draw:layer="layout" svg:width="0.793cm" svg:height="0.793cm" svg:x="8.307cm" svg:y="7.4cm">
          <draw:image xlink:href="Pictures/100002000000001E0000001EB575437B.gif" xlink:type="simple" xlink:show="embed" xlink:actuate="onLoad">
            <text:p/>
          </draw:image>
        </draw:frame>
        <draw:frame draw:style-name="gr3" draw:text-style-name="P3" draw:layer="layout" svg:width="2.78cm" svg:height="2.876cm" svg:x="7.3cm" svg:y="12cm">
          <draw:image xlink:href="Pictures/100056190000123A000012C63E859904.svg" xlink:type="simple" xlink:show="embed" xlink:actuate="onLoad">
            <text:p text:style-name="P1"><text:span text:style-name="T2">PMGT</text:span></text:p>
          </draw:image>
          <draw:image xlink:href="Pictures/10000201000000B0000000B693EA66F1.png" xlink:type="simple" xlink:show="embed" xlink:actuate="onLoad"/>
        </draw:frame>
        <draw:frame draw:style-name="gr4" draw:text-style-name="P6" draw:layer="layout" svg:width="12.058cm" svg:height="1.5cm" svg:x="15.442cm" svg:y="3.8cm">
          <draw:image xlink:href="Pictures/10001BBC0000178E00000D6EC1EB3634.svg" xlink:type="simple" xlink:show="embed" xlink:actuate="onLoad">
            <text:p text:style-name="P4"><text:span text:style-name="T4">　</text:span><text:span text:style-name="T4">(1)</text:span><text:span text:style-name="T4">表形式の設計書を作成</text:span></text:p>
          </draw:image>
          <draw:image xlink:href="Pictures/10000201000000E4000000824B7B0C1A.png" xlink:type="simple" xlink:show="embed" xlink:actuate="onLoad"/>
        </draw:frame>
        <draw:frame draw:style-name="gr4" draw:text-style-name="P6" draw:layer="layout" svg:width="12cm" svg:height="3cm" svg:x="15.5cm" svg:y="7cm">
          <draw:image xlink:href="Pictures/10001BBC0000178E00000D6EC1EB3634.svg" xlink:type="simple" xlink:show="embed" xlink:actuate="onLoad">
            <text:p text:style-name="P4"><text:span text:style-name="T4">　</text:span><text:span text:style-name="T4">(2)</text:span><text:span text:style-name="T4">テキスト形式の設計書を作成</text:span></text:p>
            <text:p text:style-name="P4"><text:span text:style-name="T5">　 設計書表を部分コピーしてテキストとして貼り付けるだけです。</text:span></text:p>
          </draw:image>
          <draw:image xlink:href="Pictures/10000201000000E4000000824B7B0C1A.png" xlink:type="simple" xlink:show="embed" xlink:actuate="onLoad"/>
        </draw:frame>
        <draw:frame draw:style-name="gr2" draw:text-style-name="P3" draw:layer="layout" svg:width="3.5cm" svg:height="2.5cm" svg:x="7cm" svg:y="8.5cm">
          <draw:image xlink:href="Pictures/10000201000001350000011E5CB4F39F.png" xlink:type="simple" xlink:show="embed" xlink:actuate="onLoad">
            <text:p text:style-name="P1"><text:span text:style-name="T2">設計書</text:span></text:p>
            <text:p text:style-name="P1"><text:span text:style-name="T2">(</text:span><text:span text:style-name="T2">テキスト形式</text:span><text:span text:style-name="T2">)</text:span></text:p>
          </draw:image>
        </draw:frame>
        <draw:frame presentation:style-name="pr3" draw:text-style-name="P5" draw:layer="layout" svg:width="3.5cm" svg:height="0.5cm" svg:x="2.5cm" svg:y="4.5cm" presentation:class="title" presentation:user-transformed="true">
          <draw:text-box>
            <text:p text:style-name="P4"><text:span text:style-name="T3">[</text:span><text:span text:style-name="T3">設計用端末</text:span><text:span text:style-name="T3">]</text:span></text:p>
          </draw:text-box>
        </draw:frame>
        <draw:frame presentation:style-name="pr4" draw:text-style-name="P5" draw:layer="layout" svg:width="5.855cm" svg:height="0.528cm" svg:x="1.3cm" svg:y="8.5cm" presentation:class="title" presentation:user-transformed="true">
          <draw:text-box>
            <text:p text:style-name="P4"><text:span text:style-name="T3">[PMGT</text:span><text:span text:style-name="T3">兼</text:span><text:span text:style-name="T3">Puppet</text:span><text:span text:style-name="T3">サーバ</text:span><text:span text:style-name="T3">]</text:span></text:p>
          </draw:text-box>
        </draw:frame>
        <draw:frame presentation:style-name="pr5" draw:text-style-name="P5" draw:layer="layout" svg:width="2.7cm" svg:height="0.528cm" svg:x="3.1cm" svg:y="9.072cm" presentation:class="title" presentation:user-transformed="true">
          <draw:text-box>
            <text:p text:style-name="P4"><text:span text:style-name="T3">(Linux)</text:span></text:p>
          </draw:text-box>
        </draw:frame>
        <draw:frame draw:style-name="gr2" draw:text-style-name="P3" draw:layer="layout" svg:width="3.621cm" svg:height="2.544cm" svg:x="6.9cm" svg:y="16.1cm">
          <draw:image xlink:href="Pictures/10000201000001350000012074F18B12.png" xlink:type="simple" xlink:show="embed" xlink:actuate="onLoad">
            <text:p text:style-name="P1"><text:span text:style-name="T2">Puppet</text:span></text:p>
            <text:p text:style-name="P1"><text:span text:style-name="T2">マニフェスト</text:span></text:p>
          </draw:image>
        </draw:frame>
        <draw:frame draw:style-name="gr4" draw:text-style-name="P6" draw:layer="layout" svg:width="12cm" svg:height="3cm" svg:x="15.5cm" svg:y="11.8cm">
          <draw:image xlink:href="Pictures/10001BBC0000178E00000D6EC1EB3634.svg" xlink:type="simple" xlink:show="embed" xlink:actuate="onLoad">
            <text:p text:style-name="P4"><text:span text:style-name="T4">　</text:span><text:span text:style-name="T4">(3)PMGT</text:span><text:span text:style-name="T4">を実行</text:span></text:p>
            <text:p text:style-name="P4"><text:span text:style-name="T5">　　　　　</text:span><text:span text:style-name="T5">Puppet</text:span><text:span text:style-name="T5">マニフェストが生成されます。</text:span></text:p>
          </draw:image>
          <draw:image xlink:href="Pictures/10000201000000E4000000824B7B0C1A.png" xlink:type="simple" xlink:show="embed" xlink:actuate="onLoad"/>
        </draw:frame>
        <draw:frame draw:style-name="gr1" draw:text-style-name="P1" draw:layer="layout" svg:width="0.846cm" svg:height="0.846cm" svg:x="8.254cm" svg:y="11.154cm">
          <draw:image xlink:href="Pictures/100002000000002000000020AADE5653.gif" xlink:type="simple" xlink:show="embed" xlink:actuate="onLoad">
            <text:p/>
          </draw:image>
        </draw:frame>
        <draw:frame draw:style-name="gr1" draw:text-style-name="P1" draw:layer="layout" svg:width="0.846cm" svg:height="0.846cm" svg:x="8.304cm" svg:y="15.004cm">
          <draw:image xlink:href="Pictures/100002000000002000000020AADE5653.gif" xlink:type="simple" xlink:show="embed" xlink:actuate="onLoad">
            <text:p/>
          </draw:image>
        </draw:frame>
        <draw:frame draw:style-name="gr3" draw:text-style-name="P3" draw:layer="layout" svg:width="2.78cm" svg:height="2.876cm" svg:x="12.42cm" svg:y="16.124cm">
          <draw:image xlink:href="Pictures/100056190000123A000012C63E859904.svg" xlink:type="simple" xlink:show="embed" xlink:actuate="onLoad">
            <text:p text:style-name="P1"><text:span text:style-name="T2">Puppet</text:span></text:p>
            <text:p text:style-name="P1"><text:span text:style-name="T2">マスタ</text:span></text:p>
          </draw:image>
          <draw:image xlink:href="Pictures/10000201000000B0000000B693EA66F1.png" xlink:type="simple" xlink:show="embed" xlink:actuate="onLoad"/>
        </draw:frame>
        <draw:frame draw:style-name="gr1" draw:text-style-name="P1" draw:layer="layout" svg:width="0.846cm" svg:height="0.846cm" svg:x="11cm" svg:y="17.154cm">
          <draw:image xlink:href="Pictures/100002000000002000000020847A9B82.gif" xlink:type="simple" xlink:show="embed" xlink:actuate="onLoad">
            <text:p/>
          </draw:image>
        </draw:frame>
        <draw:frame presentation:style-name="pr6" draw:text-style-name="P5" draw:layer="layout" svg:width="10.814cm" svg:height="1.5cm" svg:x="15.686cm" svg:y="17cm" presentation:class="title" presentation:user-transformed="true">
          <draw:text-box>
            <text:p text:style-name="P4"><text:span text:style-name="T3">PMGT</text:span><text:span text:style-name="T3">によって生成した</text:span><text:span text:style-name="T3">Puppet</text:span><text:span text:style-name="T3">マニフェストは</text:span><text:span text:style-name="T3"><text:line-break/></text:span><text:span text:style-name="T3">Puppet</text:span><text:span text:style-name="T3">マスタの入力データになります。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6.5cm" svg:height="2.163cm" svg:x="1cm" svg:y="0.837cm" presentation:class="title" presentation:user-transformed="true">
          <draw:text-box>
            <text:p text:style-name="P1"><text:span text:style-name="T1">PMGT</text:span><text:span text:style-name="T1">で生成した</text:span><text:span text:style-name="T1">Puppet</text:span><text:span text:style-name="T1">マニフェストでシステムを構築</text:span></text:p>
          </draw:text-box>
        </draw:frame>
        <draw:frame presentation:style-name="pr2" draw:text-style-name="P5" draw:layer="layout" svg:width="7.5cm" svg:height="3.5cm" svg:x="12cm" svg:y="4cm" presentation:class="title" presentation:user-transformed="true">
          <draw:text-box>
            <text:p text:style-name="P4"><text:span text:style-name="T3">・グループ一覧</text:span><text:span text:style-name="T3"><text:line-break/></text:span><text:span text:style-name="T3">・ユーザ一覧</text:span><text:span text:style-name="T3"><text:line-break/></text:span><text:span text:style-name="T3">・ディレクトリ一覧</text:span><text:span text:style-name="T3"><text:line-break/></text:span><text:span text:style-name="T3">・ファイル一覧と配布ファイル</text:span><text:span text:style-name="T3"><text:line-break/></text:span><text:span text:style-name="T3">・サービス一覧</text:span><text:span text:style-name="T3"><text:line-break/></text:span><text:span text:style-name="T3">　その他</text:span></text:p>
          </draw:text-box>
        </draw:frame>
        <draw:g>
          <draw:frame draw:style-name="gr1" draw:text-style-name="P1" draw:layer="layout" svg:width="5cm" svg:height="3.5cm" svg:x="1.5cm" svg:y="4.4cm">
            <draw:image xlink:href="Pictures/10000201000001DB0000017E9CB4AB2D.png" xlink:type="simple" xlink:show="embed" xlink:actuate="onLoad">
              <text:p/>
            </draw:image>
          </draw:frame>
          <draw:frame presentation:style-name="pr4" draw:text-style-name="P5" draw:layer="layout" svg:width="5.855cm" svg:height="0.528cm" svg:x="1.3cm" svg:y="3.4cm" presentation:class="title" presentation:user-transformed="true">
            <draw:text-box>
              <text:p text:style-name="P4"><text:span text:style-name="T3">[PMGT</text:span><text:span text:style-name="T3">兼</text:span><text:span text:style-name="T3">Puppet</text:span><text:span text:style-name="T3">サーバ</text:span><text:span text:style-name="T3">]</text:span></text:p>
            </draw:text-box>
          </draw:frame>
          <draw:frame presentation:style-name="pr5" draw:text-style-name="P5" draw:layer="layout" svg:width="2.7cm" svg:height="0.528cm" svg:x="3.1cm" svg:y="3.972cm" presentation:class="title" presentation:user-transformed="true">
            <draw:text-box>
              <text:p text:style-name="P4"><text:span text:style-name="T3">(Linux)</text:span></text:p>
            </draw:text-box>
          </draw:frame>
        </draw:g>
        <draw:frame draw:style-name="gr2" draw:text-style-name="P3" draw:layer="layout" svg:width="3.621cm" svg:height="2.544cm" svg:x="7.379cm" svg:y="4.456cm">
          <draw:image xlink:href="Pictures/10000201000001350000012074F18B12.png" xlink:type="simple" xlink:show="embed" xlink:actuate="onLoad">
            <text:p text:style-name="P1"><text:span text:style-name="T2">Puppet</text:span></text:p>
            <text:p text:style-name="P1"><text:span text:style-name="T2">マニフェスト</text:span></text:p>
          </draw:image>
        </draw:frame>
        <draw:frame draw:style-name="gr4" draw:text-style-name="P6" draw:layer="layout" svg:width="12cm" svg:height="3cm" svg:x="15cm" svg:y="11.5cm">
          <draw:image xlink:href="Pictures/10001BBC0000178E00000D6EC1EB3634.svg" xlink:type="simple" xlink:show="embed" xlink:actuate="onLoad">
            <text:p text:style-name="P4"><text:span text:style-name="T4">　</text:span><text:span text:style-name="T4">(4)Puppet</text:span><text:span text:style-name="T4">エージェントの実行</text:span></text:p>
            <text:p text:style-name="P4"><text:span text:style-name="T5">　　　　　</text:span><text:span text:style-name="T5">Puppet</text:span><text:span text:style-name="T5">を適用してシステムを構築します。</text:span></text:p>
          </draw:image>
          <draw:image xlink:href="Pictures/10000201000000E4000000824B7B0C1A.png" xlink:type="simple" xlink:show="embed" xlink:actuate="onLoad"/>
        </draw:frame>
        <draw:frame draw:style-name="gr1" draw:text-style-name="P1" draw:layer="layout" svg:width="0.846cm" svg:height="0.846cm" svg:x="8.654cm" svg:y="7.4cm">
          <draw:image xlink:href="Pictures/100002000000002000000020AADE5653.gif" xlink:type="simple" xlink:show="embed" xlink:actuate="onLoad">
            <text:p/>
          </draw:image>
        </draw:frame>
        <draw:frame draw:style-name="gr3" draw:text-style-name="P3" draw:layer="layout" svg:width="2.78cm" svg:height="2.876cm" svg:x="7.72cm" svg:y="8.424cm">
          <draw:image xlink:href="Pictures/100056190000123A000012C63E859904.svg" xlink:type="simple" xlink:show="embed" xlink:actuate="onLoad">
            <text:p text:style-name="P1"><text:span text:style-name="T2">Puppet</text:span></text:p>
            <text:p text:style-name="P1"><text:span text:style-name="T2">マスタ</text:span></text:p>
          </draw:image>
          <draw:image xlink:href="Pictures/10000201000000B0000000B693EA66F1.png" xlink:type="simple" xlink:show="embed" xlink:actuate="onLoad"/>
        </draw:frame>
        <draw:g>
          <draw:frame draw:style-name="gr1" draw:text-style-name="P1" draw:layer="layout" svg:width="1.5cm" svg:height="3.986cm" svg:x="4.6cm" svg:y="11.714cm">
            <draw:image xlink:href="Pictures/10000201000000A3000001653FB9EB78.png" xlink:type="simple" xlink:show="embed" xlink:actuate="onLoad">
              <text:p/>
            </draw:image>
          </draw:frame>
          <draw:frame draw:style-name="gr1" draw:text-style-name="P1" draw:layer="layout" svg:width="1.5cm" svg:height="3.986cm" svg:x="5.1cm" svg:y="12.7cm">
            <draw:image xlink:href="Pictures/10000201000000A3000001653FB9EB78.png" xlink:type="simple" xlink:show="embed" xlink:actuate="onLoad">
              <text:p/>
            </draw:image>
          </draw:frame>
          <draw:frame draw:style-name="gr1" draw:text-style-name="P1" draw:layer="layout" svg:width="1.5cm" svg:height="3.986cm" svg:x="6.1cm" svg:y="13.7cm">
            <draw:image xlink:href="Pictures/10000201000000A3000001653FB9EB78.png" xlink:type="simple" xlink:show="embed" xlink:actuate="onLoad">
              <text:p/>
            </draw:image>
          </draw:frame>
          <draw:frame draw:style-name="gr1" draw:text-style-name="P1" draw:layer="layout" svg:width="1.5cm" svg:height="3.986cm" svg:x="7.1cm" svg:y="14.214cm">
            <draw:image xlink:href="Pictures/10000201000000A3000001653FB9EB78.png" xlink:type="simple" xlink:show="embed" xlink:actuate="onLoad">
              <text:p/>
            </draw:image>
          </draw:frame>
          <draw:frame draw:style-name="gr1" draw:text-style-name="P1" draw:layer="layout" svg:width="1.5cm" svg:height="3.986cm" svg:x="8.1cm" svg:y="14.714cm">
            <draw:image xlink:href="Pictures/10000201000000A3000001653FB9EB78.png" xlink:type="simple" xlink:show="embed" xlink:actuate="onLoad">
              <text:p/>
            </draw:image>
          </draw:frame>
          <draw:frame draw:style-name="gr1" draw:text-style-name="P1" draw:layer="layout" svg:width="1.5cm" svg:height="3.986cm" svg:x="9.1cm" svg:y="14.214cm">
            <draw:image xlink:href="Pictures/10000201000000A3000001653FB9EB78.png" xlink:type="simple" xlink:show="embed" xlink:actuate="onLoad">
              <text:p/>
            </draw:image>
          </draw:frame>
          <draw:frame draw:style-name="gr1" draw:text-style-name="P1" draw:layer="layout" svg:width="1.5cm" svg:height="3.986cm" svg:x="10.1cm" svg:y="13.714cm">
            <draw:image xlink:href="Pictures/10000201000000A3000001653FB9EB78.png" xlink:type="simple" xlink:show="embed" xlink:actuate="onLoad">
              <text:p/>
            </draw:image>
          </draw:frame>
          <draw:frame draw:style-name="gr1" draw:text-style-name="P1" draw:layer="layout" svg:width="1.5cm" svg:height="3.986cm" svg:x="11.1cm" svg:y="12.714cm">
            <draw:image xlink:href="Pictures/10000201000000A3000001653FB9EB78.png" xlink:type="simple" xlink:show="embed" xlink:actuate="onLoad">
              <text:p/>
            </draw:image>
          </draw:frame>
          <draw:frame draw:style-name="gr1" draw:text-style-name="P1" draw:layer="layout" svg:width="1.5cm" svg:height="3.986cm" svg:x="12.1cm" svg:y="11.714cm">
            <draw:image xlink:href="Pictures/10000201000000A3000001653FB9EB78.png" xlink:type="simple" xlink:show="embed" xlink:actuate="onLoad">
              <text:p/>
            </draw:image>
          </draw:frame>
        </draw:g>
        <draw:frame draw:style-name="gr6" draw:text-style-name="P1" draw:layer="layout" svg:width="7cm" svg:height="1.821cm" draw:transform="rotate (-3.14159265358979) translate (12.8cm 17.3cm)">
          <draw:image xlink:href="Pictures/100009540000132F00000B0679615275.svg" xlink:type="simple" xlink:show="embed" xlink:actuate="onLoad">
            <text:p/>
          </draw:image>
          <draw:image xlink:href="Pictures/10000201000000BA0000006B4D8CEFEC.png" xlink:type="simple" xlink:show="embed" xlink:actuate="onLoad"/>
        </draw:frame>
        <draw:frame draw:style-name="gr1" draw:text-style-name="P1" draw:layer="layout" svg:width="2.5cm" svg:height="3cm" draw:transform="rotate (-3.14159265358979) translate (9cm 14.5cm)">
          <draw:image xlink:href="Pictures/1000020100000196000001D6DA6BEC12.png" xlink:type="simple" xlink:show="embed" xlink:actuate="onLoad">
            <text:p/>
          </draw:image>
        </draw:frame>
        <draw:frame draw:style-name="gr6" draw:text-style-name="P1" draw:layer="layout" svg:width="2.5cm" svg:height="3cm" draw:transform="rotate (-3.14159265358979) translate (11.65cm 14.651cm)">
          <draw:image xlink:href="Pictures/1000020100000196000001D6DA6BEC12.png" xlink:type="simple" xlink:show="embed" xlink:actuate="onLoad">
            <text:p/>
          </draw:image>
        </draw:frame>
        <draw:frame draw:style-name="gr3" draw:text-style-name="P3" draw:layer="layout" svg:width="2.78cm" svg:height="2.876cm" svg:x="11.5cm" svg:y="13cm">
          <draw:image xlink:href="Pictures/100056190000123A000012C63E859904.svg" xlink:type="simple" xlink:show="embed" xlink:actuate="onLoad">
            <text:p text:style-name="P1"><text:span text:style-name="T2">Puppet</text:span></text:p>
            <text:p text:style-name="P1"><text:span text:style-name="T2">エージェント</text:span></text:p>
          </draw:image>
          <draw:image xlink:href="Pictures/10000201000000B0000000B693EA66F1.png" xlink:type="simple" xlink:show="embed" xlink:actuate="onLoad"/>
        </draw:frame>
        <draw:frame draw:style-name="gr3" draw:text-style-name="P3" draw:layer="layout" svg:width="2.78cm" svg:height="2.876cm" svg:x="4cm" svg:y="13cm">
          <draw:image xlink:href="Pictures/100056190000123A000012C63E859904.svg" xlink:type="simple" xlink:show="embed" xlink:actuate="onLoad">
            <text:p text:style-name="P1"><text:span text:style-name="T2">Puppet</text:span></text:p>
            <text:p text:style-name="P1"><text:span text:style-name="T2">エージェント</text:span></text:p>
          </draw:image>
          <draw:image xlink:href="Pictures/10000201000000B0000000B693EA66F1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stroke-dash="Dashed_20__28_var_29__20_1" draw:fill="none" draw:fill-gradient-name="Gradient_20_2" draw:fill-hatch-name="Hatching_20_91" draw:fill-image-name="Bitmape_20_1" draw:fill-image-width="0cm" draw:fill-image-height="0cm" draw:shadow="visibl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6M29S</meta:editing-duration>
    <meta:editing-cycles>26</meta:editing-cycles>
    <meta:generator>LibreOffice/4.2.8.2$Windows_x86 LibreOffice_project/48d50dbfc06349262c9d50868e5c1f630a573ebd</meta:generator>
    <dc:date>2015-03-08T18:53:41.989000000</dc:date>
    <meta:document-statistic meta:object-count="71"/>
  </office:meta>
</office:document-meta>
</file>